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On_campus_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On_campus_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On_campus_Stu" style:display-name="PageStyle_Criminal_Offenses_On_campus_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